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color="#000000" fo:background-color="transparent"/>
    </style:style>
    <style:style style:name="P2" style:family="paragraph" style:parent-style-name="Standard">
      <style:paragraph-properties fo:margin-top="0in" fo:margin-bottom="0.1965in" style:contextual-spacing="false"/>
      <style:text-properties fo:color="#000000" fo:background-color="transparent"/>
    </style:style>
    <style:style style:name="P3" style:family="paragraph" style:parent-style-name="Text_20_body">
      <style:text-properties fo:color="#000080"/>
    </style:style>
    <style:style style:name="P4" style:family="paragraph" style:parent-style-name="Text_20_body">
      <style:text-properties fo:color="#000080" style:font-name="Arial"/>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paragraph-properties>
        <style:tab-stops>
          <style:tab-stop style:position="1.6272in"/>
        </style:tab-stops>
      </style:paragraph-properties>
      <style:text-properties fo:color="#000000" style:font-name="Arial"/>
    </style:style>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paragraph-properties fo:margin-top="0in" fo:margin-bottom="0in" style:contextual-spacing="false"/>
    </style:style>
    <style:style style:name="T1" style:family="text">
      <style:text-properties fo:font-style="italic"/>
    </style:style>
    <style:style style:name="T2" style:family="text">
      <style:text-properties fo:color="#000080" style:font-name="Arial"/>
    </style:style>
    <style:style style:name="T3" style:family="text">
      <style:text-properties fo:color="#000080" style:font-name="Arial" fo:font-style="italic"/>
    </style:style>
    <style:style style:name="T4" style:family="text">
      <style:text-properties fo:font-size="14pt" fo:font-weight="bold" fo:background-color="transparent"/>
    </style:style>
    <style:style style:name="T5" style:family="text">
      <style:text-properties fo:color="#ffff99" style:font-name="Arial" fo:font-size="14pt" fo:font-weight="bold"/>
    </style:style>
    <style:style style:name="T6" style:family="text">
      <style:text-properties fo:color="#ffff00" style:font-name="Arial"/>
    </style:style>
    <style:style style:name="T7" style:family="text">
      <style:text-properties style:font-name="Arial"/>
    </style:style>
    <style:style style:name="T8" style:family="text">
      <style:text-properties style:font-name="Arial" fo:font-size="14pt" fo:font-weight="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2">From: </text:span><text:a xlink:type="simple" xlink:href="http://orthodoxwiki.org/Liturgical_colors"><text:span text:style-name="T2">http://orthodoxwiki.org/Liturgical_colors</text:span></text:a></text:p>
      <text:p text:style-name="P4">Slavic practice was influenced by western liturgical practice, and developed a fairly complex color scheme, though there are a number of variations based on regional or local customs. </text:p>
      <text:p text:style-name="Text_20_body">The most authoritative description of the Russian liturgical color scheme is found in Bulgakov's <text:span text:style-name="T1">Nastol'naya Kniga Sviashchenno-sluzhitelia</text:span> (<text:span text:style-name="T1">Reference Book for Priestly Church Servers</text:span>). </text:p>
      <text:p text:style-name="Text_20_body">The most important <text:a xlink:type="simple" xlink:href="http://orthodoxwiki.org/Feast">feasts</text:a> of the Orthodox Church and the sacred events for which specific colors of vestments have been established can be united into six basic groups: </text:p>
      <text:list xml:id="list18352198431" text:style-name="L1">
        <text:list-item>
          <text:p text:style-name="P8">The group of feasts and days commemorating Our Lord <text:a xlink:type="simple" xlink:href="http://orthodoxwiki.org/Jesus_Christ">Jesus Christ</text:a>, the <text:a xlink:type="simple" xlink:href="http://orthodoxwiki.org/Prophet">prophets</text:a>, the <text:a xlink:type="simple" xlink:href="http://orthodoxwiki.org/Apostles">apostles</text:a> and the holy <text:a xlink:type="simple" xlink:href="http://orthodoxwiki.org/Hierarch">hierarchs</text:a>. Vestment color: gold (yellow) of all shades. </text:p>
        </text:list-item>
        <text:list-item>
          <text:p text:style-name="P8">The group of feasts and days commemorating the most holy <text:a xlink:type="simple" xlink:href="http://orthodoxwiki.org/Mother_of_God">Mother of God</text:a>, the <text:a xlink:type="simple" xlink:href="http://orthodoxwiki.org/Angels">bodiless powers</text:a>, and <text:a xlink:type="simple" xlink:href="http://orthodoxwiki.org/Virgin-Martyr">virgins</text:a>. Vestment color: light blue or white. </text:p>
        </text:list-item>
        <text:list-item>
          <text:p text:style-name="P8">The group of feasts and days commemorating the <text:a xlink:type="simple" xlink:href="http://orthodoxwiki.org/Cross">Cross</text:a> of our Lord. Vestment color: purple or dark red. </text:p>
        </text:list-item>
        <text:list-item>
          <text:p text:style-name="P8">The group of feasts and days commemorating <text:a xlink:type="simple" xlink:href="http://orthodoxwiki.org/Martyr">martyrs</text:a>. Vestment color: Red. [On Great and <text:a xlink:type="simple" xlink:href="http://orthodoxwiki.org/Holy_Week">Holy Thursday</text:a>, dark red vestments are worn, even though the church is still covered with black and the holy (<text:a xlink:type="simple" xlink:href="http://orthodoxwiki.org/Altar">altar</text:a>) table is covered with a white cloth.] </text:p>
        </text:list-item>
        <text:list-item>
          <text:p text:style-name="P8">The group of feasts and days commemorating <text:a xlink:type="simple" xlink:href="http://orthodoxwiki.org/Monastic">monastic saints</text:a>, ascetics, and <text:a xlink:type="simple" xlink:href="http://orthodoxwiki.org/Fool-for-Christ">fools for Christ</text:a>. Vestment color: green.<text:line-break/>The Entrance of our Lord into Jerusalem (<text:a xlink:type="simple" xlink:href="http://orthodoxwiki.org/Palm_Sunday">Palm Sunday</text:a>), <text:a xlink:type="simple" xlink:href="http://orthodoxwiki.org/Holy_Trinity">Holy Trinity</text:a> Day (<text:a xlink:type="simple" xlink:href="http://orthodoxwiki.org/Pentecost">Pentecost</text:a>), and <text:a xlink:type="simple" xlink:href="http://orthodoxwiki.org/Holy_Spirit">Holy Spirit</text:a> Day (Monday after Pentecost) are, as a rule, celebrated in green vestments of all shades. </text:p>
        </text:list-item>
        <text:list-item>
          <text:p text:style-name="P5">During the Lenten periods, the vestment colors are: dark blue, purple, dark green, dark red, and black. This last color is used essentially for the days of <text:a xlink:type="simple" xlink:href="http://orthodoxwiki.org/Great_Lent">Great Lent</text:a>. During the first week of that Lent and on the weekdays of the following weeks, the vestment color is black. On Sundays and feast days of this period, the vestments are of a dark color with gold or coloured ornaments. </text:p>
        </text:list-item>
      </text:list>
      <text:p text:style-name="Text_20_body">Funerals, as a rule, are done in white vestments. </text:p>
      <text:p text:style-name="Text_20_body">Note: In earlier times, there were no black vestments in the Orthodox Church, although the everyday clothing of the clergy, especially the monastics, was black. In ancient times, both in the Greek and in the Russian Churches, the clergy wore, according to the Typikon, "Crimson Vestments": dark (blood) red vestments. In Russia, it was first proposed to the clergy of St. Petersburg to wear black vestments, if possible, to participate in the funeral of Emperor Peter II (1821). From that time on, black vestments became customary for funerals and the services of Great Lent. </text:p>
      <text:p text:style-name="Text_20_body">White is worn for the feasts and post-feasts of <text:a xlink:type="simple" xlink:href="http://orthodoxwiki.org/Epiphany">Epiphany</text:a>, <text:a xlink:type="simple" xlink:href="http://orthodoxwiki.org/Transfiguration">Transfiguration</text:a>, and <text:a xlink:type="simple" xlink:href="http://orthodoxwiki.org/Pascha">Pascha</text:a>. In antiquity, <text:a xlink:type="simple" xlink:href="http://orthodoxwiki.org/Christmas">Christmas</text:a> and Epiphany were celebrated as one feast, the Theophany of the Lord, so, in some places, white is worn on Christmas Day, but gold is worn from the second day of Christmas until Epiphany. </text:p>
      <text:p text:style-name="Text_20_body">In Russia, at <text:a xlink:type="simple" xlink:href="http://orthodoxwiki.org/Liturgy">Liturgy</text:a> on Holy Thursday, a white altar cover is used to represent the linen tablecloth of the Mystical Supper [the priest wears dark red, and the church remains in black until after Liturgy, when the priest's vestments return to black]. The church cloths and the vestments of the priest are changed to white at the <text:a xlink:type="simple" xlink:href="http://orthodoxwiki.org/Prokeimenon">prokeimenon</text:a> of Holy Saturday Liturgy. In Muscovite custom, white is worn for Paschal <text:a xlink:type="simple" xlink:href="http://orthodoxwiki.org/Matins">Matins</text:a>, bright red is worn at Pascha Liturgy. In some places white is worn from <text:a xlink:type="simple" xlink:href="http://orthodoxwiki.org/Ascension">Ascension</text:a> to Pentecost. In Carpatho-Russian style, white, exclusively, is worn in the Paschal season. White, the color of the <text:a xlink:type="simple" xlink:href="http://orthodoxwiki.org/Resurrection">Resurrection</text:a>, is worn at funerals and memorial services. </text:p>
      <text:p text:style-name="Text_20_body">Green is worn for Pentecost and its post-feast, feasts of prophets, and angels. In some places, green is worn for the <text:a xlink:type="simple" xlink:href="http://orthodoxwiki.org/Elevation_of_the_Holy_Cross">Elevation of the Holy Cross</text:a> in September. In Carpatho-Russian practice, green is worn from Pentecost until <text:a xlink:type="simple" xlink:href="http://orthodoxwiki.org/index.php?title=Apostles_Fast&amp;action=edit&amp;redlink=1">Ss. Peter and Paul fast</text:a>. Green is often worn for Palm Sunday. </text:p>
      <text:p text:style-name="Text_20_body"><text:soft-page-break/>Gold is worn from Christmas to Epiphany, and in some places, during Advent. Gold is worn when no other colour is specified. In one tradition, gold is worn on all Sundays (except when white is worn), including even the Sundays in all the fasting periods. </text:p>
      <text:p text:style-name="Text_20_body">Red is worn for Ss. Peter and Paul fast, Ss. Peter and Paul feast, for <text:a xlink:type="simple" xlink:href="http://orthodoxwiki.org/index.php?title=Advent&amp;action=edit&amp;redlink=1">Advent</text:a>, for the angels, the Elevation of the Cross (<text:a xlink:type="simple" xlink:href="http://orthodoxwiki.org/September_14">September 14</text:a>), and for feasts of martyrs. In Moscow's style, and on <text:a xlink:type="simple" xlink:href="http://orthodoxwiki.org/Mount_Athos">Mount Athos</text:a> and at Jerusalem, bright red is worn on Pascha [after Matins] and on the Nativity. </text:p>
      <text:p text:style-name="Text_20_body">Blue is worn for all feasts of the Virgin, Presentation of the Lord, Annunciation, and sometimes on the fifth Friday of Lent (<text:a xlink:type="simple" xlink:href="http://orthodoxwiki.org/Akathist">Akathist</text:a>). In Carpatho-Russian parishes, blue is worn for the <text:a xlink:type="simple" xlink:href="http://orthodoxwiki.org/Dormition">Dormition</text:a> fast and feast, and is worn until the Cross Elevation, sometimes even until Advent. </text:p>
      <text:p text:style-name="Text_20_body">Purple is worn on weekends of Lent; black is worn weekdays. In some places, purple is worn on weekdays of Lent (gold on weekends). </text:p>
      <text:p text:style-name="Text_20_body">Black is worn for weekdays in Lent, especially the first week of Lent and in Holy Week. In Carpatho-Russian, formerly <text:a xlink:type="simple" xlink:href="http://orthodoxwiki.org/Uniat">Uniat</text:a> <text:a xlink:type="simple" xlink:href="http://orthodoxwiki.org/Parish">parishes</text:a>, black is worn on weekdays for funerals and memorial services and Liturgies, as is done in the Roman Church, though this is not universally true any more. </text:p>
      <text:p text:style-name="Text_20_body">Orange or rust is worn in some places for Ss. Peter and Paul fast, and in other places for Ss. Peter and Paul feast through the Transfiguration. </text:p>
      <text:p text:style-name="Text_20_body">Please note that when we say "feast," we include the period from the vigil of the feast until its apodosis. The length of these post-feasts vary, and are given in the Liturgical Calendar and Rubrics. Generally speaking, there is a post-feast of about a week for each of the <text:a xlink:type="simple" xlink:href="http://orthodoxwiki.org/Great_Feasts">twelve major feasts</text:a>. As you can see, there is great variety in ways of doing things. </text:p>
      <text:p text:style-name="P4"/>
      <text:p text:style-name="P4"/>
      <text:p text:style-name="P4"/>
      <text:p text:style-name="Text_20_body"><text:span text:style-name="T2">From: </text:span><text:a xlink:type="simple" xlink:href="http://aggreen.net/vestment/liturgical_colors.html"><text:span text:style-name="T2">http://aggreen.net/vestment/liturgical_colors.html</text:span></text:a><text:span text:style-name="T2"><text:line-break/></text:span></text:p>
      <text:p text:style-name="P7"><text:span text:style-name="T4">The Colors</text:span></text:p>
      <text:p text:style-name="Text_20_body"><text:span text:style-name="T2">Here is what the Russian Church’s </text:span><text:span text:style-name="T3">Nastol’naya Kniga Sviashchenno-sluzhitelia</text:span><text:span text:style-name="T2"> says about colors: </text:span> </text:p>
      <text:p text:style-name="Text_20_body"><text:span text:style-name="T2">The most important Feasts of the Orthodox Church and the sacred events for which specific colors of vestments have been established, can be united into six basic groups.</text:span> </text:p>
      <text:list xml:id="list90945080" text:style-name="L2">
        <text:list-item>
          <text:p text:style-name="P9"><text:span text:style-name="T2">The group of feasts and days commemorating Our Lord Jesus Christ, the Prophets, the Apostles and the Holy Hierarchs. Vestment color: Gold (yellow) of all shades.</text:span> </text:p>
        </text:list-item>
        <text:list-item>
          <text:p text:style-name="P9"><text:span text:style-name="T2">The group of feasts and days commemorating the Most Holy Mother of God, the Bodiless Powers and Virgins. Vestment color: Light blue and white. </text:span> </text:p>
        </text:list-item>
        <text:list-item>
          <text:p text:style-name="P9"><text:span text:style-name="T2">The group of feasts and days commemorating the Cross of Our Lord. Vestment color: Purple or dark red. </text:span> </text:p>
        </text:list-item>
        <text:list-item>
          <text:p text:style-name="P9"><text:span text:style-name="T2">The group of feasts and days commemorating martyrs. Vestment color: Red. [On Great and Holy Thursday, dark red vestments are worn, even though the church is still covered with black and the Holy (Altar) Table is covered with a white cloth.] </text:span> </text:p>
        </text:list-item>
        <text:list-item>
          <text:p text:style-name="P9"><text:span text:style-name="T2">The group of feasts and days commemorating monastic saints, ascetics and fools for Christ. Vestment color: Green. The Entrance of Our Lord into Jerusalem (Palm </text:span><text:span text:style-name="T2">Sunday), Holy Trinity Day (Pentecost) and Holy Spirit Day (Monday after Pentecost) </text:span><text:soft-page-break/><text:span text:style-name="T2">are, as a rule, celebrated in green vestments of all shades.</text:span> </text:p>
        </text:list-item>
        <text:list-item>
          <text:p text:style-name="P6"><text:span text:style-name="T2">During the Lenten periods, the vestment colors are: Dark blue, purple, dark green, dark red and black. This last color is used essentially for the days of Great Lent. During the first week of that Lent and on the weekdays of the following weeks, the vestment color is black. On Sundays and Feast days of this period, the vestments are of a dark color with gold or colored ornaments. Funerals, as a rule, are done in white vestments.</text:span> </text:p>
        </text:list-item>
      </text:list>
      <text:p text:style-name="P3"><text:span text:style-name="T7">In earlier times, there were no black vestments in the Orthodox Church, although the everyday clothing of the clergy, especially the monastics, was black. In ancient times, both in the Greek and in the Russian Churches, the clergy wore, according to the Typikon, "Crimson Vestments": dark (blood) red vestments. In Russia, it was first proposed to the clergy of Saint Petersburg to wear black vestments, if possible, to participate in the Funeral of Emperor Peter II [1821]. From that time on, black vestments became customary for funerals and the weekday services of Great Lent.</text:span></text:p>
      <text:p text:style-name="P1"/>
      <text:p text:style-name="P2"><text:span text:style-name="T8">Colors According to Various Local Customs</text:span><text:span text:style-name="T7"> </text:span> </text:p>
      <text:p text:style-name="Text_20_body"><text:span text:style-name="T2">White is worn for the feasts and post-feasts of Epiphany, Transfiguration, and Pascha. In antiquity, Christmas and Epiphany were celebrated as one feast, Theophany of the Lord, so, in some places, white is worn on Christmas day, but gold is worn from the second day of Christmas until Epiphany. In Muscovite custom, the Church and the vestments of the priest are changed to white at the prokeimenon of the Holy Saturday Liturgy. And then white is worn until the end of Paschal Matins, and bright red is worn at the Paschal Liturgy and throughout the Paschal season. In some places in Russia, white is worn from Ascension to Pentecost, but in other places, gold is worn for those days. In Carpatho-Russian style, in the Paschal season, white, exclusively, is worn. White, the color of the Resurrection is worn at funerals and memorial services. Also, interestingly, in Russia, at liturgy on Holy Thursday, a white altar cover is used to represent the linen tablecloth of the Last Supper [the priest wears dark red, and the church remains in black until after the liturgy, when the priest’s vestments return to black]. </text:span> </text:p>
      <text:p text:style-name="Text_20_body"><text:span text:style-name="T2">Green is worn for Pentecost and its post-feast, feasts of prophets, and angels. In some places, green is worn for the Elevation of the Cross in September. In Carpatho-Russian practice, green is worn from Pentecost until the Saints Peter and Paul fast. Green is often worn for Palm Sunday. </text:span> </text:p>
      <text:p text:style-name="Text_20_body"><text:span text:style-name="T2">Gold is worn from Christmas to Epiphany, and in some places, during the Nativity fast. Gold is worn when no other color is specified. In one tradition, gold is worn on all Sundays (except when white is worn), including even the Sundays in all the fasting periods. In Carpatho-Russian style, gold is worn from the eve of Ascension to the eve of Pentecost. </text:span> </text:p>
      <text:p text:style-name="Text_20_body"><text:span text:style-name="T2">Red, especially dark red or ‘blood red’, is worn for the Saints Peter and Paul fast, the Nativity fast, Elevation of the Cross (Sept 15), and for all feasts of martyrs. Bright red would be worn for Saints Peter and Paul feast, and for the Angels. In Moscow style, on Mount Athos, and at Jerusalem, bright red is worn on Pascha [after Matins] and on the Nativity. </text:span> </text:p>
      <text:p text:style-name="Text_20_body"><text:span text:style-name="T2">Blue is worn for all feasts of the Virgin, Presentation of the Lord, Annunciation, and sometimes on the fifth Friday of Lent (Akathist). In Carpatho-Russian parishes, blue is worn for the Dormition fast and feast, and then is worn until the Elevation of the Cross, sometimes even until the Nativity fast. </text:span> </text:p>
      <text:p text:style-name="Text_20_body"><text:soft-page-break/><text:span text:style-name="T2">Purple is worn on weekends of Lent (black is worn weekdays). In some places, purple is worn on weekdays of Lent (gold on weekends). </text:span> </text:p>
      <text:p text:style-name="Text_20_body"><text:span text:style-name="T2">Black is worn for weekdays in Lent, especially the first week of Lent and in Holy Week. In Carpatho-Russian, formerly Uniate parishes, black is worn on all weekdays for funerals and memorial services and liturgies, as is done in the Roman Catholic Church, though this is not universally true any more. </text:span> </text:p>
      <text:p text:style-name="Text_20_body"><text:span text:style-name="T2">Orange or rust is worn in some places for the Saints Peter and Paul fast, and in other places for Saints Peter and Paul feast through the Transfiguration. </text:span> </text:p>
      <text:p text:style-name="Text_20_body"><text:span text:style-name="T2">Please note that ‘feast’ refers to the period from the vigil of the feast until it’s apodosis, or ‘putting away,’ usually called the ‘post-feast’. The lengths of these post-feasts vary and are given in the Liturgical Calendar and Rubrics. Generally speaking, there is a post-feast of about a week for each of the twelve major feasts. </text:span> </text:p>
      <text:p text:style-name="Text_20_body"><text:span text:style-name="T2">As you can see, there is great variety in ways of doing things. In the Western Church, six colors are used: white, red, rose, green, purple and black. Blue and gold are not used. Black is worn on Good Friday, and at requiem masses. </text:span> </text:p>
      <text:p text:style-name="Text_20_body"><text:span text:style-name="T2">In many parishes the covering on the altar and other tables, other cloths and hangings, the curtain behind the Royal Doors, and even the glass containers for the vigil candles are changed to the liturgical color of the season. </text:span> </text:p>
      <text:p text:style-name="Text_20_body"><text:span text:style-name="T2">In parishes of the Greek tradition, it is customary for the vigil glasses and curtain behind the Royal Doors to remain red in color at all times. Because of the association of the Gospel story of the curtain in the temple being ‘torn in two’ at the time of the earthquake when our Lord was crucified, and the story of the eggs carried by Pontius Pilate’s wife all turning red (and our use of red eggs at Pascha) the custom is for the curtain behind the Royal Doors to remain red. Remember that this rich deep reddish purple color is also the ancient color of royalty, and for that reason, it is used behind the Royal Doors and as a drapery on the Golgotha and in other places associated with our Lord and His Mother. </text:span> </text:p>
      <text:p text:style-name="P4">See the <text:span text:style-name="T1">Nastol’naya Kniga Sviashchenno-sluzhitelia, </text:span>Volume 4, Moscow, 1983, Translated in The Messenger of St. Andrew’s Russian Orthodox Cathedral, Philadelphia, June, July-August, September, 199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3-05-02T10:33:38</meta:creation-date>
    <dc:date>2013-05-02T13:44:32</dc:date>
    <dc:creator>Ryan </dc:creator>
    <meta:editing-duration>P0D</meta:editing-duration>
    <meta:editing-cycles>2</meta:editing-cycles>
    <meta:generator>LibreOffice/3.5$Linux_X86_64 LibreOffice_project/350m1$Build-403</meta:generator>
    <meta:document-statistic meta:table-count="0" meta:image-count="0" meta:object-count="0" meta:page-count="4" meta:paragraph-count="47" meta:word-count="2142" meta:character-count="12665" meta:non-whitespace-character-count="10522"/>
  </office:meta>
</office:document-meta>
</file>